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5.263cm" fo:margin-left="-0.132cm" table:align="left" style:writing-mode="lr-tb"/>
    </style:style>
    <style:style style:name="Tabla1.A" style:family="table-column">
      <style:table-column-properties style:column-width="5.082cm"/>
    </style:style>
    <style:style style:name="Tabla1.C" style:family="table-column">
      <style:table-column-properties style:column-width="5.099cm"/>
    </style:style>
    <style:style style:name="Tabla1.1" style:family="table-row">
      <style:table-row-properties style:keep-together="false" fo:keep-together="always"/>
    </style:style>
    <style:style style:name="Tabla1.A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a1.2" style:family="table-row">
      <style:table-row-properties style:keep-together="true" fo:keep-together="auto"/>
    </style:style>
    <style:style style:name="Tabla1.A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2" style:family="table">
      <style:table-properties style:width="15.263cm" fo:margin-left="-0.132cm" table:align="left" style:writing-mode="lr-tb"/>
    </style:style>
    <style:style style:name="Tabla2.A" style:family="table-column">
      <style:table-column-properties style:column-width="5.082cm"/>
    </style:style>
    <style:style style:name="Tabla2.C" style:family="table-column">
      <style:table-column-properties style:column-width="5.099cm"/>
    </style:style>
    <style:style style:name="Tabla2.1" style:family="table-row">
      <style:table-row-properties style:keep-together="false" fo:keep-together="always"/>
    </style:style>
    <style:style style:name="Tabla2.A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a2.2" style:family="table-row">
      <style:table-row-properties style:keep-together="true" fo:keep-together="auto"/>
    </style:style>
    <style:style style:name="Tabla2.A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3" style:family="table">
      <style:table-properties style:width="15.263cm" fo:margin-left="-0.132cm" table:align="left" style:writing-mode="lr-tb"/>
    </style:style>
    <style:style style:name="Tabla3.A" style:family="table-column">
      <style:table-column-properties style:column-width="5.082cm"/>
    </style:style>
    <style:style style:name="Tabla3.C" style:family="table-column">
      <style:table-column-properties style:column-width="5.099cm"/>
    </style:style>
    <style:style style:name="Tabla3.1" style:family="table-row">
      <style:table-row-properties style:keep-together="false" fo:keep-together="always"/>
    </style:style>
    <style:style style:name="Tabla3.A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a3.2" style:family="table-row">
      <style:table-row-properties style:keep-together="true" fo:keep-together="auto"/>
    </style:style>
    <style:style style:name="Tabla3.A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1pt" style:text-underline-style="solid" style:text-underline-width="auto" style:text-underline-color="font-color" fo:font-weight="bold" style:font-size-asian="11pt" style:font-weight-asian="bold" style:font-size-complex="11pt"/>
    </style:style>
    <style:style style:name="P2" style:family="paragraph" style:parent-style-name="Standard">
      <style:paragraph-properties fo:text-align="justify" style:justify-single-word="false"/>
      <style:text-properties fo:font-size="11pt" style:text-underline-style="solid" style:text-underline-width="auto" style:text-underline-color="font-color" fo:font-weight="bold" style:font-size-asian="11pt" style:font-weight-asian="bold" style:font-size-complex="11pt"/>
    </style:style>
    <style:style style:name="P3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4" style:family="paragraph" style:parent-style-name="Standard" style:list-style-name="WW8Num2">
      <style:paragraph-properties fo:text-align="justify" style:justify-single-word="false"/>
      <style:text-properties fo:font-size="11pt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fo:font-size="11pt" fo:font-weight="bold" style:font-size-asian="11pt" style:font-weight-asian="bold" style:font-size-complex="11pt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Arial" fo:font-size="11pt" fo:font-weight="bold" style:font-size-asian="11pt" style:font-weight-asian="bold" style:font-size-complex="11pt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Arial" fo:font-size="11pt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0pt" fo:font-style="italic" style:font-size-asian="10pt" style:font-style-asian="italic" style:font-name-complex="Arial" style:font-size-complex="10pt"/>
    </style:style>
    <style:style style:name="P13" style:family="paragraph" style:parent-style-name="Standard">
      <style:paragraph-properties fo:text-align="justify" style:justify-single-word="false"/>
      <style:text-properties style:font-name="Courier New" fo:font-size="9pt" style:font-size-asian="9pt" style:font-name-complex="Courier New" style:font-size-complex="9pt"/>
    </style:style>
    <style:style style:name="P14" style:family="paragraph" style:parent-style-name="Standard">
      <style:paragraph-properties fo:text-align="justify" style:justify-single-word="false"/>
      <style:text-properties style:font-name="Courier New" fo:font-size="9pt" fo:language="fr" fo:country="FR" style:font-size-asian="9pt" style:font-name-complex="Courier New" style:font-size-complex="9pt"/>
    </style:style>
    <style:style style:name="P15" style:family="paragraph" style:parent-style-name="Standard">
      <style:paragraph-properties fo:text-align="justify" style:justify-single-word="false"/>
      <style:text-properties style:font-name="Courier New" fo:font-size="9pt" fo:language="en" fo:country="GB" style:font-size-asian="9pt" style:font-name-complex="Courier New" style:font-size-complex="9pt"/>
    </style:style>
    <style:style style:name="P16" style:family="paragraph" style:parent-style-name="Standard" style:master-page-name="Standard">
      <style:paragraph-properties fo:text-align="center" style:justify-single-word="false" style:page-number="auto"/>
      <style:text-properties style:text-underline-style="solid" style:text-underline-width="auto" style:text-underline-color="font-color" fo:font-weight="bold" style:font-weight-asian="bold"/>
    </style:style>
    <style:style style:name="P17" style:family="paragraph" style:parent-style-name="Text_20_body">
      <style:paragraph-properties fo:line-height="150%" fo:text-align="justify" style:justify-single-word="false"/>
      <style:text-properties style:font-size-complex="11pt"/>
    </style:style>
    <style:style style:name="P18" style:family="paragraph" style:parent-style-name="Text_20_body">
      <style:paragraph-properties fo:line-height="150%" fo:text-align="justify" style:justify-single-word="false"/>
      <style:text-properties style:font-name="Times New Roman" style:font-size-complex="11pt"/>
    </style:style>
    <style:style style:name="P19" style:family="paragraph" style:parent-style-name="Texto_20_sin_20_formato">
      <style:text-properties fo:font-size="9pt" style:font-size-asian="9pt" style:font-size-complex="9pt"/>
    </style:style>
    <style:style style:name="P20" style:family="paragraph" style:parent-style-name="Texto_20_sin_20_formato">
      <style:text-properties fo:font-size="9pt" fo:language="en" fo:country="GB" style:font-size-asian="9pt" style:font-size-complex="9pt"/>
    </style:style>
    <style:style style:name="P21" style:family="paragraph" style:parent-style-name="Texto_20_sin_20_formato">
      <style:text-properties fo:font-size="9pt" fo:language="fr" fo:country="FR" style:font-size-asian="9pt" style:font-size-complex="9pt"/>
    </style:style>
    <style:style style:name="P22" style:family="paragraph" style:parent-style-name="Texto_20_sin_20_formato">
      <style:text-properties style:font-name="Times New Roman" fo:font-size="9pt" style:font-size-asian="9pt" style:font-name-complex="Times New Roman" style:font-size-complex="9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style="italic" style:font-size-asian="11pt" style:font-style-asian="italic" style:font-size-complex="11pt"/>
    </style:style>
    <style:style style:name="T3" style:family="text">
      <style:text-properties fo:font-weight="bold" style:font-weight-asian="bold"/>
    </style:style>
    <style:style style:name="T4" style:family="text">
      <style:text-properties style:font-name="Arial" fo:font-size="10pt" style:font-size-asian="10pt" style:font-name-complex="Arial" style:font-size-complex="10pt"/>
    </style:style>
    <style:style style:name="T5" style:family="text">
      <style:text-properties style:font-name="Arial" fo:font-size="10pt" fo:font-style="italic" style:font-size-asian="10pt" style:font-style-asian="italic" style:font-name-complex="Arial" style:font-size-complex="10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fo:language="en" fo:country="GB" style:font-size-asian="9pt" style:font-size-complex="9pt"/>
    </style:style>
    <style:style style:name="T8" style:family="text">
      <style:text-properties fo:font-size="9pt" fo:language="fr" fo:country="FR" style:font-size-asian="9pt" style:font-size-complex="9pt"/>
    </style:style>
    <style:style style:name="T9" style:family="text">
      <style:text-properties fo:language="en" fo:country="GB"/>
    </style:style>
    <style:style style:name="T10" style:family="text">
      <style:text-properties style:font-name="Courier New" fo:font-size="9pt" style:font-size-asian="9pt" style:font-name-complex="Courier New" style:font-size-complex="9pt"/>
    </style:style>
    <style:style style:name="T11" style:family="text">
      <style:text-properties style:font-name="Courier New" fo:font-size="9pt" fo:language="fr" fo:country="FR" style:font-size-asian="9pt" style:font-name-complex="Courier New" style:font-size-complex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Enunciado de la práctica juvenil de PL/SQL</text:p>
      <text:p text:style-name="P1"/>
      <text:p text:style-name="P2">Ejercicio 1</text:p>
      <text:p text:style-name="P3"/>
      <text:p text:style-name="P6"><text:span text:style-name="T1">Partiendo del siguiente esquema relacional, <text:s/>crea las tablas e introduce algunos registros de prueba:</text:span></text:p>
      <text:p text:style-name="P5"/>
      <table:table table:name="Tabla1" table:style-name="Tabla1">
        <table:table-column table:style-name="Tabla1.A" table:number-columns-repeated="2"/>
        <table:table-column table:style-name="Tabla1.C"/>
        <table:table-row table:style-name="Tabla1.1">
          <table:table-cell table:style-name="Tabla1.A1" table:number-columns-spanned="3" office:value-type="string">
            <text:p text:style-name="P7">SOCIOS</text:p>
          </table:table-cell>
          <table:covered-table-cell/>
          <table:covered-table-cell/>
        </table:table-row>
        <table:table-row table:style-name="Tabla1.2">
          <table:table-cell table:style-name="Tabla1.A2" office:value-type="string">
            <text:p text:style-name="P8">DNI</text:p>
          </table:table-cell>
          <table:table-cell table:style-name="Tabla1.A2" office:value-type="string">
            <text:p text:style-name="P9">VARCHAR2, tamaño 10</text:p>
          </table:table-cell>
          <table:table-cell table:style-name="Tabla1.A1" office:value-type="string">
            <text:p text:style-name="P9">No Nulo</text:p>
          </table:table-cell>
        </table:table-row>
        <table:table-row table:style-name="Tabla1.2">
          <table:table-cell table:style-name="Tabla1.A2" office:value-type="string">
            <text:p text:style-name="P9">Nombre</text:p>
          </table:table-cell>
          <table:table-cell table:style-name="Tabla1.A2" office:value-type="string">
            <text:p text:style-name="P9">VARCHAR2, tamaño 20</text:p>
          </table:table-cell>
          <table:table-cell table:style-name="Tabla1.A1" office:value-type="string">
            <text:p text:style-name="P9">No Nulo</text:p>
          </table:table-cell>
        </table:table-row>
        <table:table-row table:style-name="Tabla1.2">
          <table:table-cell table:style-name="Tabla1.A2" office:value-type="string">
            <text:p text:style-name="P9">Direccion</text:p>
          </table:table-cell>
          <table:table-cell table:style-name="Tabla1.A2" office:value-type="string">
            <text:p text:style-name="P9">VARCHAR2, tamaño 20</text:p>
          </table:table-cell>
          <table:table-cell table:style-name="Tabla1.A1" office:value-type="string">
            <text:p text:style-name="P9"/>
          </table:table-cell>
        </table:table-row>
        <table:table-row table:style-name="Tabla1.2">
          <table:table-cell table:style-name="Tabla1.A2" office:value-type="string">
            <text:p text:style-name="P9">Penalizaciones</text:p>
          </table:table-cell>
          <table:table-cell table:style-name="Tabla1.A2" office:value-type="string">
            <text:p text:style-name="P9">NUMBER de 2</text:p>
          </table:table-cell>
          <table:table-cell table:style-name="Tabla1.A1" office:value-type="string">
            <text:p text:style-name="P9">Por defecto, 0</text:p>
          </table:table-cell>
        </table:table-row>
      </table:table>
      <text:p text:style-name="P5"/>
      <table:table table:name="Tabla2" table:style-name="Tabla2">
        <table:table-column table:style-name="Tabla2.A" table:number-columns-repeated="2"/>
        <table:table-column table:style-name="Tabla2.C"/>
        <table:table-row table:style-name="Tabla2.1">
          <table:table-cell table:style-name="Tabla2.A1" table:number-columns-spanned="3" office:value-type="string">
            <text:p text:style-name="P7">LIBROS</text:p>
          </table:table-cell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8">RefLibro</text:p>
          </table:table-cell>
          <table:table-cell table:style-name="Tabla2.A2" office:value-type="string">
            <text:p text:style-name="P9">VARCHAR2, tamaño 10</text:p>
          </table:table-cell>
          <table:table-cell table:style-name="Tabla2.A1" office:value-type="string">
            <text:p text:style-name="P9">No Nulo</text:p>
          </table:table-cell>
        </table:table-row>
        <table:table-row table:style-name="Tabla2.2">
          <table:table-cell table:style-name="Tabla2.A2" office:value-type="string">
            <text:p text:style-name="P9">Nombre</text:p>
          </table:table-cell>
          <table:table-cell table:style-name="Tabla2.A2" office:value-type="string">
            <text:p text:style-name="P9">VARCHAR2, tamaño 30</text:p>
          </table:table-cell>
          <table:table-cell table:style-name="Tabla2.A1" office:value-type="string">
            <text:p text:style-name="P9">No Nulo</text:p>
          </table:table-cell>
        </table:table-row>
        <table:table-row table:style-name="Tabla2.2">
          <table:table-cell table:style-name="Tabla2.A2" office:value-type="string">
            <text:p text:style-name="P9">Autor</text:p>
          </table:table-cell>
          <table:table-cell table:style-name="Tabla2.A2" office:value-type="string">
            <text:p text:style-name="P9">VARCHAR2, tamaño 20</text:p>
          </table:table-cell>
          <table:table-cell table:style-name="Tabla2.A1" office:value-type="string">
            <text:p text:style-name="P9">No Nulo</text:p>
          </table:table-cell>
        </table:table-row>
        <table:table-row table:style-name="Tabla2.2">
          <table:table-cell table:style-name="Tabla2.A2" office:value-type="string">
            <text:p text:style-name="P9">Genero</text:p>
          </table:table-cell>
          <table:table-cell table:style-name="Tabla2.A2" office:value-type="string">
            <text:p text:style-name="P9">VARCHAR2, tamaño 10</text:p>
          </table:table-cell>
          <table:table-cell table:style-name="Tabla2.A1" office:value-type="string">
            <text:p text:style-name="P9"/>
          </table:table-cell>
        </table:table-row>
        <table:table-row table:style-name="Tabla2.2">
          <table:table-cell table:style-name="Tabla2.A2" office:value-type="string">
            <text:p text:style-name="P9">AñoPublicación</text:p>
          </table:table-cell>
          <table:table-cell table:style-name="Tabla2.A2" office:value-type="string">
            <text:p text:style-name="P9">NUMBER</text:p>
          </table:table-cell>
          <table:table-cell table:style-name="Tabla2.A1" office:value-type="string">
            <text:p text:style-name="P9"/>
          </table:table-cell>
        </table:table-row>
        <table:table-row table:style-name="Tabla2.2">
          <table:table-cell table:style-name="Tabla2.A2" office:value-type="string">
            <text:p text:style-name="P9">Editorial</text:p>
          </table:table-cell>
          <table:table-cell table:style-name="Tabla2.A2" office:value-type="string">
            <text:p text:style-name="P9">VARCHAR2, tamaño 10</text:p>
          </table:table-cell>
          <table:table-cell table:style-name="Tabla2.A1" office:value-type="string">
            <text:p text:style-name="P9"/>
          </table:table-cell>
        </table:table-row>
      </table:table>
      <text:p text:style-name="P5"/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table:number-columns-spanned="3" office:value-type="string">
            <text:p text:style-name="P7">PRESTAMOS</text:p>
          </table:table-cell>
          <table:covered-table-cell/>
          <table:covered-table-cell/>
        </table:table-row>
        <table:table-row table:style-name="Tabla3.2">
          <table:table-cell table:style-name="Tabla3.A2" office:value-type="string">
            <text:p text:style-name="P8">DNI</text:p>
          </table:table-cell>
          <table:table-cell table:style-name="Tabla3.A2" office:value-type="string">
            <text:p text:style-name="P9">VARCHAR2, tamaño 10</text:p>
          </table:table-cell>
          <table:table-cell table:style-name="Tabla3.A1" office:value-type="string">
            <text:p text:style-name="P9">No Nulo</text:p>
          </table:table-cell>
        </table:table-row>
        <table:table-row table:style-name="Tabla3.2">
          <table:table-cell table:style-name="Tabla3.A2" office:value-type="string">
            <text:p text:style-name="P8">RefLibro</text:p>
          </table:table-cell>
          <table:table-cell table:style-name="Tabla3.A2" office:value-type="string">
            <text:p text:style-name="P9">VARCHAR2, tamaño 10</text:p>
          </table:table-cell>
          <table:table-cell table:style-name="Tabla3.A1" office:value-type="string">
            <text:p text:style-name="P9">No Nulo</text:p>
          </table:table-cell>
        </table:table-row>
        <table:table-row table:style-name="Tabla3.2">
          <table:table-cell table:style-name="Tabla3.A2" office:value-type="string">
            <text:p text:style-name="P8">FechaPrestamo</text:p>
          </table:table-cell>
          <table:table-cell table:style-name="Tabla3.A2" office:value-type="string">
            <text:p text:style-name="P9">FECHA</text:p>
          </table:table-cell>
          <table:table-cell table:style-name="Tabla3.A1" office:value-type="string">
            <text:p text:style-name="P9">No Nulo</text:p>
          </table:table-cell>
        </table:table-row>
        <table:table-row table:style-name="Tabla3.2">
          <table:table-cell table:style-name="Tabla3.A2" office:value-type="string">
            <text:p text:style-name="P9">Duración</text:p>
          </table:table-cell>
          <table:table-cell table:style-name="Tabla3.A2" office:value-type="string">
            <text:p text:style-name="P9">NUMERICO de 2</text:p>
          </table:table-cell>
          <table:table-cell table:style-name="Tabla3.A1" office:value-type="string">
            <text:p text:style-name="P9">Por defecto, 24</text:p>
          </table:table-cell>
        </table:table-row>
      </table:table>
      <text:p text:style-name="P5"/>
      <text:p text:style-name="P6"><text:span text:style-name="T1">Realiza un procedimiento llamado </text:span><text:span text:style-name="T2">listadocuatromasprestados</text:span><text:span text:style-name="T1"> que nos muestre por pantalla un listado de los cuatro libros más prestados y los socios a los que han sido prestados con el siguiente formato:</text:span></text:p>
      <text:p text:style-name="P3"/>
      <text:p text:style-name="P11">NombreLibro1<text:tab/>NumPrestamosLibro1 <text:tab/>GeneroLibro1</text:p>
      <text:p text:style-name="P11"><text:tab/>DNISocio1<text:tab/>FechaPrestamoalSocio1</text:p>
      <text:p text:style-name="P11"><text:tab/>...</text:p>
      <text:p text:style-name="P11"><text:tab/>DNISocion<text:tab/>FechaPrestamoalSocion</text:p>
      <text:p text:style-name="P11"/>
      <text:p text:style-name="P11">NombreLibro2<text:tab/>NumPrestamosLibro2<text:tab/><text:tab/>GeneroLibro2</text:p>
      <text:p text:style-name="P11"><text:tab/>DNISocio1<text:tab/>FechaPrestamoalSocio1</text:p>
      <text:p text:style-name="P11"><text:tab/>...</text:p>
      <text:p text:style-name="P11"><text:tab/>DNISocion<text:tab/>FechaPrestamoalSocion</text:p>
      <text:p text:style-name="P11"/>
      <text:p text:style-name="P11">NombreLibro3<text:tab/>NumPrestamosLibro3<text:tab/><text:tab/>GeneroLibro3</text:p>
      <text:p text:style-name="P11"><text:tab/>DNISocio1<text:tab/>FechaPrestamoalSocio1</text:p>
      <text:p text:style-name="P11"><text:tab/>...</text:p>
      <text:p text:style-name="P11"><text:tab/>DNISocion<text:tab/>FechaPrestamoalSocion</text:p>
      <text:p text:style-name="P11"/>
      <text:p text:style-name="P11">NombreLibro4<text:tab/>NumPrestamosLibro4<text:tab/><text:tab/>GeneroLibro4</text:p>
      <text:p text:style-name="P11"><text:tab/>DNISocio1<text:tab/>FechaPrestamoalSocio1</text:p>
      <text:p text:style-name="P11"><text:tab/>...</text:p>
      <text:p text:style-name="P11"><text:tab/>DNISocion<text:tab/>FechaPrestamoalSocion</text:p>
      <text:p text:style-name="P3"/>
      <text:p text:style-name="P3">El procedimiento debe gestionar adecuadamente las siguientes excepciones:</text:p>
      <text:p text:style-name="P3"/>
      <text:list xml:id="list34236709" text:style-name="WW8Num2">
        <text:list-item>
          <text:p text:style-name="P4">La tabla Libros está vacía.</text:p>
        </text:list-item>
        <text:list-item>
          <text:p text:style-name="P4">La tabla Socios está vacía.</text:p>
        </text:list-item>
        <text:list-item>
          <text:p text:style-name="P4">Hay menos de cuatro libros que hayan sido prestados.</text:p>
        </text:list-item>
      </text:list>
      <text:p text:style-name="P3"><text:soft-page-break/></text:p>
      <text:p text:style-name="P2">Ejercicio 2</text:p>
      <text:p text:style-name="P17"/>
      <text:p text:style-name="P18">Partiendo del siguiente script, crea la BD correspondiente a los alumnos matriculados en algunos de los módulos de 1º y 2º curso del CFS y sus correspondientes notas:</text:p>
      <text:p text:style-name="Texto_20_sin_20_formato"/>
      <text:p text:style-name="P19">REM ******** TABLAS ALUMNOS, ASIGNATURAS, NOTAS: ***********</text:p>
      <text:p text:style-name="P19"/>
      <text:p text:style-name="P19">DROP TABLE ALUMNOS cascade constraints;</text:p>
      <text:p text:style-name="P19"/>
      <text:p text:style-name="P19">CREATE TABLE ALUMNOS</text:p>
      <text:p text:style-name="P19">(</text:p>
      <text:p text:style-name="P19"><text:s text:c="2"/>DNI VARCHAR2(10) NOT NULL,</text:p>
      <text:p text:style-name="P19"><text:s text:c="2"/>APENOM VARCHAR2(30),</text:p>
      <text:p text:style-name="P19"><text:s text:c="2"/>DIREC VARCHAR2(30),</text:p>
      <text:p text:style-name="P19"><text:s text:c="2"/>POBLA <text:s/>VARCHAR2(15),</text:p>
      <text:p text:style-name="Texto_20_sin_20_formato"><text:span text:style-name="T6"><text:s text:c="2"/></text:span><text:span text:style-name="T7">TELEF <text:s/>VARCHAR2(10) <text:s/></text:span></text:p>
      <text:p text:style-name="P20">) TABLESPACE USER_DATA;</text:p>
      <text:p text:style-name="P20"/>
      <text:p text:style-name="P20">DROP TABLE ASIGNATURAS cascade constraints;</text:p>
      <text:p text:style-name="P20"/>
      <text:p text:style-name="P20">CREATE TABLE ASIGNATURAS</text:p>
      <text:p text:style-name="P20">(</text:p>
      <text:p text:style-name="P20"><text:s text:c="2"/>COD NUMBER(2) NOT NULL,</text:p>
      <text:p text:style-name="Texto_20_sin_20_formato"><text:span text:style-name="T7"><text:s text:c="2"/></text:span><text:span text:style-name="T8">NOMBRE VARCHAR2(25)</text:span></text:p>
      <text:p text:style-name="P21">) TABLESPACE USER_DATA;</text:p>
      <text:p text:style-name="P21"/>
      <text:p text:style-name="P21">DROP TABLE NOTAS cascade constraints;</text:p>
      <text:p text:style-name="P21"/>
      <text:p text:style-name="P20">CREATE TABLE NOTAS</text:p>
      <text:p text:style-name="P20">(</text:p>
      <text:p text:style-name="P20"><text:s text:c="2"/>DNI VARCHAR2(10) NOT NULL,</text:p>
      <text:p text:style-name="P20"><text:s text:c="2"/>COD NUMBER(2) NOT NULL,</text:p>
      <text:p text:style-name="P20"><text:s text:c="2"/>NOTA NUMBER(2)</text:p>
      <text:p text:style-name="P20">) TABLESPACE USER_DATA;</text:p>
      <text:p text:style-name="P20"/>
      <text:p text:style-name="P20">INSERT INTO ASIGNATURAS VALUES (1,'Prog. Leng. Estr.');</text:p>
      <text:p text:style-name="P20">INSERT INTO ASIGNATURAS VALUES (2,'Sist. Informáticos');</text:p>
      <text:p text:style-name="P20">INSERT INTO ASIGNATURAS VALUES (3,'Análisis');</text:p>
      <text:p text:style-name="P20">INSERT INTO ASIGNATURAS VALUES (4,'FOL');</text:p>
      <text:p text:style-name="P20">INSERT INTO ASIGNATURAS VALUES (5,'RET');</text:p>
      <text:p text:style-name="P19">INSERT INTO ASIGNATURAS VALUES (6,'Entornos Gráficos');</text:p>
      <text:p text:style-name="Texto_20_sin_20_formato"><text:span text:style-name="T7">INSERT INTO ASIGNATURAS VALUES (7,'Aplic. </text:span><text:span text:style-name="T6">Entornos 4ªGen');</text:span></text:p>
      <text:p text:style-name="P19"/>
      <text:p text:style-name="P19">INSERT INTO ALUMNOS VALUES</text:p>
      <text:p text:style-name="P19">('12344345','Alcalde García, Elena', 'C/Las Matas, 24','Madrid','917766545');</text:p>
      <text:p text:style-name="P19"/>
      <text:p text:style-name="P19">INSERT INTO ALUMNOS VALUES</text:p>
      <text:p text:style-name="P19">('4448242','Cerrato Vela, Luis', 'C/Mina 28 - 3A', 'Madrid','916566545');</text:p>
      <text:p text:style-name="P19"/>
      <text:p text:style-name="P19">INSERT INTO ALUMNOS VALUES</text:p>
      <text:p text:style-name="P19">('56882942','Díaz Fernández, María', 'C/Luis Vives 25', 'Móstoles','915577545');</text:p>
      <text:p text:style-name="P19"/>
      <text:p text:style-name="P20">INSERT INTO NOTAS VALUES('12344345', 1,6);</text:p>
      <text:p text:style-name="P20">INSERT INTO NOTAS VALUES('12344345', 2,5);</text:p>
      <text:p text:style-name="P20">INSERT INTO NOTAS VALUES('12344345', 3,6);</text:p>
      <text:p text:style-name="P20"/>
      <text:p text:style-name="P20">INSERT INTO NOTAS VALUES('4448242', 4,6);</text:p>
      <text:p text:style-name="P20">INSERT INTO NOTAS VALUES('4448242', 5,8);</text:p>
      <text:p text:style-name="P20">INSERT INTO NOTAS VALUES('4448242', 6,4);</text:p>
      <text:p text:style-name="P20">INSERT INTO NOTAS VALUES('4448242', 7,5);</text:p>
      <text:p text:style-name="P20"/>
      <text:p text:style-name="P20">INSERT INTO NOTAS VALUES('56882942', 5,7);</text:p>
      <text:p text:style-name="P20">INSERT INTO NOTAS VALUES('56882942', 6,8);</text:p>
      <text:p text:style-name="P20"><text:soft-page-break/>INSERT INTO NOTAS VALUES('56882942', 7,9);</text:p>
      <text:p text:style-name="P20"/>
      <text:p text:style-name="P19">COMMIT;</text:p>
      <text:p text:style-name="P22"/>
      <text:p text:style-name="P18">Diseña un procedimiento al que pasemos como parámetro de entrada el nombre de uno de los módulos existentes en la BD y visualice el nombre de los alumnos que lo han cursado junto a su nota.</text:p>
      <text:p text:style-name="P18">Al final del listado debe aparecer el nº de suspensos, aprobados, notables y sobresalientes.</text:p>
      <text:p text:style-name="P18">Asimismo, deben aparecer al final los nombres y notas de los alumnos que tengan la nota más alta y la más baja.</text:p>
      <text:p text:style-name="P18">Debes comprobar que las tablas tengan almacenada información y que exista el módulo cuyo nombre pasamos como parámetro al procedimiento.</text:p>
      <text:p text:style-name="P3"/>
      <text:p text:style-name="P2">Ejercicio 3</text:p>
      <text:p text:style-name="P2"/>
      <text:p text:style-name="P3">A partir de las tablas creadas con el siguiente script:</text:p>
      <text:p text:style-name="P6"/>
      <text:p text:style-name="P14">DROP TABLE productos CASCADE CONSTRAINTS;</text:p>
      <text:p text:style-name="P14"/>
      <text:p text:style-name="P14">CREATE TABLE productos</text:p>
      <text:p text:style-name="P14">(</text:p>
      <text:p text:style-name="P14"><text:tab/>CodProducto <text:tab/>VARCHAR2(10) CONSTRAINT p_cod_no_nulo NOT NULL,</text:p>
      <text:p text:style-name="P14"><text:tab/>Nombre <text:s text:c="3"/><text:tab/>VARCHAR2(20) CONSTRAINT p_nom_no_nulo NOT NULL,</text:p>
      <text:p text:style-name="P6"><text:span text:style-name="T11"><text:tab/></text:span><text:span text:style-name="T10">LineaProducto<text:tab/>VARCHAR2(10),</text:span></text:p>
      <text:p text:style-name="P13"><text:tab/>PrecioUnitario<text:tab/>NUMBER(6),</text:p>
      <text:p text:style-name="P13"><text:tab/>Stock <text:tab/><text:tab/>NUMBER(5),</text:p>
      <text:p text:style-name="P13"><text:tab/>PRIMARY KEY (CodProducto)</text:p>
      <text:p text:style-name="P13">);</text:p>
      <text:p text:style-name="P13"/>
      <text:p text:style-name="P14">DROP TABLE ventas CASCADE CONSTRAINTS;</text:p>
      <text:p text:style-name="P14"/>
      <text:p text:style-name="P13">CREATE TABLE ventas</text:p>
      <text:p text:style-name="P13">(</text:p>
      <text:p text:style-name="P13"><text:tab/>CodVenta <text:s/><text:tab/><text:tab/>VARCHAR2(10) CONSTRAINT cod_no_nula NOT NULL,</text:p>
      <text:p text:style-name="P13"><text:tab/>CodProducto <text:tab/><text:tab/>VARCHAR2(10) CONSTRAINT pro_no_nulo NOT NULL,</text:p>
      <text:p text:style-name="P13"><text:tab/>FechaVenta <text:tab/><text:tab/>DATE,</text:p>
      <text:p text:style-name="P13"><text:tab/>UnidadesVendidas<text:tab/>NUMBER(3),</text:p>
      <text:p text:style-name="P13"><text:tab/>PRIMARY KEY (CodVenta)</text:p>
      <text:p text:style-name="P13">);</text:p>
      <text:p text:style-name="P13"/>
      <text:p text:style-name="P13">INSERT INTO productos VALUES ('1','Procesador P133', 'Proc',15000,20);</text:p>
      <text:p text:style-name="P13">INSERT INTO productos VALUES ('2','Placa base VX', <text:s text:c="2"/>'PB', <text:s/>18000,15);</text:p>
      <text:p text:style-name="P13">INSERT INTO productos VALUES ('3','Simm EDO 16Mb', <text:s text:c="2"/>'Memo', 7000,30);</text:p>
      <text:p text:style-name="P13">INSERT INTO productos VALUES ('4','Disco SCSI 4Gb', <text:s/>'Disc',38000, 5);</text:p>
      <text:p text:style-name="P13">INSERT INTO productos VALUES ('5','Procesador K6-2', 'Proc',18500,10);</text:p>
      <text:p text:style-name="P13">INSERT INTO productos VALUES ('6','Disco IDE 2.5Gb', 'Disc',20000,25);</text:p>
      <text:p text:style-name="P13">INSERT INTO productos VALUES ('7','Procesador MMX', <text:s/>'Proc',15000, 5);</text:p>
      <text:p text:style-name="P13">INSERT INTO productos VALUES ('8','Placa Base Atlas','PB', <text:s/>12000, 3);</text:p>
      <text:p text:style-name="P15">INSERT INTO productos VALUES ('9','DIMM SDRAM 32Mb', 'Memo',17000,12);</text:p>
      <text:p text:style-name="P15"><text:s/></text:p>
      <text:p text:style-name="P15">INSERT INTO ventas VALUES('V1', '2', '22/09/97',2);</text:p>
      <text:p text:style-name="P15">INSERT INTO ventas VALUES('V2', '4', '22/09/97',1);</text:p>
      <text:p text:style-name="P15">INSERT INTO ventas VALUES('V3', '6', '23/09/97',3);</text:p>
      <text:p text:style-name="P15">INSERT INTO ventas VALUES('V4', '5', '26/09/97',5);</text:p>
      <text:p text:style-name="P15">INSERT INTO ventas VALUES('V5', '9', '28/09/97',3);</text:p>
      <text:p text:style-name="P15">INSERT INTO ventas VALUES('V6', '4', '28/09/97',1);</text:p>
      <text:p text:style-name="P15">INSERT INTO ventas VALUES('V7', '6', '02/10/97',2);</text:p>
      <text:p text:style-name="P15">INSERT INTO ventas VALUES('V8', '6', '02/10/97',1);</text:p>
      <text:p text:style-name="P15">INSERT INTO ventas VALUES('V9', '2', '04/10/97',4);</text:p>
      <text:p text:style-name="P15">INSERT INTO ventas VALUES('V10','9', '04/10/97',4);</text:p>
      <text:p text:style-name="P15"><text:soft-page-break/>INSERT INTO ventas VALUES('V11','6', '05/10/97',2);</text:p>
      <text:p text:style-name="P15">INSERT INTO ventas VALUES('V12','7', '07/10/97',1);</text:p>
      <text:p text:style-name="P15">INSERT INTO ventas VALUES('V13','4', '10/10/97',3);</text:p>
      <text:p text:style-name="P15">INSERT INTO ventas VALUES('V14','4', '16/10/97',2);</text:p>
      <text:p text:style-name="P15">INSERT INTO ventas VALUES('V15','3', '18/10/97',3);</text:p>
      <text:p text:style-name="P15">INSERT INTO ventas VALUES('V16','4', '18/10/97',5);</text:p>
      <text:p text:style-name="P15">INSERT INTO ventas VALUES('V17','6', '22/10/97',2);</text:p>
      <text:p text:style-name="P15">INSERT INTO ventas VALUES('V18','6', '02/11/97',2);</text:p>
      <text:p text:style-name="P13">INSERT INTO ventas VALUES('V19','2', '04/11/97',3);</text:p>
      <text:p text:style-name="P13">INSERT INTO ventas VALUES('V20','9', '04/12/97',3);</text:p>
      <text:p text:style-name="P10"/>
      <text:p text:style-name="P3">a) Realiza un procedimiento que actualice la columna Stock de la tabla Productos a partir de los registros de la tabla Ventas.</text:p>
      <text:p text:style-name="P3"/>
      <text:p text:style-name="P3">El citado procedimiento debe informarnos por pantalla si alguna de las tablas está vacía o si el stock de un producto pasa a ser negativo, en cuyo caso se parará la actualización.</text:p>
      <text:p text:style-name="P3"/>
      <text:p text:style-name="P3">b) Realiza un procedimiento que presente por pantalla un listado de las ventas con el siguiente formato:</text:p>
      <text:p text:style-name="P10"/>
      <text:p text:style-name="P6"><text:span text:style-name="T4">Linea Producto: </text:span><text:span text:style-name="T5">NombreLinea1</text:span></text:p>
      <text:p text:style-name="P11"><text:tab/></text:p>
      <text:p text:style-name="P6"><text:span text:style-name="T4"><text:tab/></text:span><text:span text:style-name="T5">Prod11<text:tab/><text:tab/>UnidadesTotales1<text:tab/>ImporteTotal1</text:span></text:p>
      <text:p text:style-name="P6"><text:span text:style-name="T4"><text:s/><text:tab/></text:span><text:span text:style-name="T5">Prod12<text:tab/><text:tab/>UnidadesTotales2<text:tab/>ImporteTotal2</text:span></text:p>
      <text:p text:style-name="P12"><text:tab/>…</text:p>
      <text:p text:style-name="P6"><text:span text:style-name="T5"><text:tab/>Prod1n<text:tab/><text:tab/>UnidadesTotalesn<text:tab/>ImporteTotaln</text:span></text:p>
      <text:p text:style-name="P12"/>
      <text:p text:style-name="P6"><text:span text:style-name="T4">Importe total </text:span><text:span text:style-name="T5">NombreLinea1: </text:span><text:span text:style-name="T4">ImporteLinea1</text:span></text:p>
      <text:p text:style-name="P12"/>
      <text:p text:style-name="P6"><text:span text:style-name="T4">Linea Producto: </text:span><text:span text:style-name="T5">NombreLinea2</text:span></text:p>
      <text:p text:style-name="P11"><text:tab/></text:p>
      <text:p text:style-name="P6"><text:span text:style-name="T4"><text:tab/></text:span><text:span text:style-name="T5">Prod21<text:tab/><text:tab/>UnidadesTotales1<text:tab/>ImporteTotal1</text:span></text:p>
      <text:p text:style-name="P6"><text:span text:style-name="T4"><text:s/><text:tab/></text:span><text:span text:style-name="T5">Prod22<text:tab/><text:tab/>UnidadesTotales2<text:tab/>ImporteTotal2</text:span></text:p>
      <text:p text:style-name="P12"><text:tab/>…</text:p>
      <text:p text:style-name="P6"><text:span text:style-name="T5"><text:tab/>Prod2n<text:tab/><text:tab/>UnidadesTotalesn<text:tab/>ImporteTotaln</text:span></text:p>
      <text:p text:style-name="P12"/>
      <text:p text:style-name="P6"><text:span text:style-name="T4">Importe total </text:span><text:span text:style-name="T5">NombreLinea2: </text:span><text:span text:style-name="T4">ImporteLinea2</text:span></text:p>
      <text:p text:style-name="P11">.</text:p>
      <text:p text:style-name="P11">.</text:p>
      <text:p text:style-name="P11">.</text:p>
      <text:p text:style-name="P6"><text:span text:style-name="T4">Total Ventas: </text:span><text:span text:style-name="T5">Importedetodaslaslinea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text-properties style:font-name="Arial" fo:font-size="11pt" style:font-size-asian="11pt" style:font-size-complex="10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exto_20_sin_20_formato" style:display-name="Texto sin formato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Enunciado de la práctica de cursores y excepciones</dc:title>
    <meta:initial-creator>Asunción López</meta:initial-creator>
    <meta:creation-date>2012-03-30T13:45:00</meta:creation-date>
    <dc:creator>. .</dc:creator>
    <dc:date>2012-03-30T14:11:22.25</dc:date>
    <meta:print-date>2003-02-14T21:36:00</meta:print-date>
    <meta:editing-cycles>2</meta:editing-cycles>
    <meta:editing-duration>PT1M</meta:editing-duration>
    <meta:document-statistic meta:table-count="3" meta:image-count="0" meta:object-count="0" meta:page-count="4" meta:paragraph-count="190" meta:word-count="877" meta:character-count="6847"/>
    <meta:generator>OpenOffice.org/3.3$Win32 OpenOffice.org_project/330m20$Build-9567</meta:generator>
  </office:meta>
</office:document-meta>
</file>